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P3" style:family="paragraph" style:parent-style-name="Standard">
      <style:text-properties style:font-name="Open sans" officeooo:rsid="007e6401" officeooo:paragraph-rsid="007e6401"/>
    </style:style>
    <style:style style:name="T1" style:family="text">
      <style:text-properties officeooo:rsid="0070a3c7"/>
    </style:style>
    <style:style style:name="T2" style:family="text">
      <style:text-properties officeooo:rsid="007d77fa"/>
    </style:style>
    <style:style style:name="T3" style:family="text">
      <style:text-properties officeooo:rsid="008087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<text:span text:style-name="T2">Planowanie dnia</text:span></text:p>
      <text:p text:style-name="P3">TASK:<text:span text:style-name="T3">Install Maple</text:span>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26T15:42:25.247800286</dc:date>
    <meta:editing-duration>P1DT6H15M2S</meta:editing-duration>
    <meta:editing-cycles>81</meta:editing-cycles>
    <meta:document-statistic meta:table-count="0" meta:image-count="0" meta:object-count="0" meta:page-count="1" meta:paragraph-count="3" meta:word-count="8" meta:character-count="74" meta:non-whitespace-character-count="69"/>
  </office:meta>
</office:document-meta>
</file>